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棄嬰或無依兒童及生母原屬國籍分</text:p>
          </table:table-cell>
          <table:covered-table-cell table:number-columns-repeated="8" table:style-name="ce1"/>
          <table:table-cell table:style-name="ce103"/>
          <table:table-cell table:style-name="ce105" table:number-columns-repeated="1014"/>
        </table:table-row>
        <table:table-row table:style-name="ro2">
          <table:table-cell table:style-name="ce2" table:number-columns-repeated="8"/>
          <table:table-cell table:style-name="ce88" office:value-type="string" calcext:value-type="string">
            <text:p><text:s text:c="3"/>單位︰人</text:p>
          </table:table-cell>
          <table:table-cell table:style-name="ce103"/>
          <table:table-cell table:style-name="ce10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棄嬰或無依兒童</text:p>
          </table:table-cell>
          <table:covered-table-cell table:number-columns-repeated="2" table:style-name="ce61"/>
          <table:covered-table-cell table:style-name="ce70"/>
          <table:table-cell table:style-name="ce75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1"/>
          <table:covered-table-cell table:style-name="ce61"/>
          <table:table-cell table:style-name="ce104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棄嬰</text:p>
            <text:p>或</text:p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89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number-columns-repeated="2" table:style-name="ce45"/>
          <table:covered-table-cell table:style-name="ce82"/>
          <table:covered-table-cell table:style-name="ce90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number-columns-repeated="2" table:style-name="ce46"/>
          <table:covered-table-cell table:style-name="ce83"/>
          <table:covered-table-cell table:style-name="ce91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6" office:value-type="float" office:value="257546" calcext:value-type="float" table:number-columns-spanned="1" table:number-rows-spanned="3">
            <text:p><text:s text:c="3"/>257,546</text:p>
          </table:table-cell>
          <table:table-cell table:style-name="ce84" office:value-type="float" office:value="13904" calcext:value-type="float" table:number-columns-spanned="2" table:number-rows-spanned="3">
            <text:p>13,904 </text:p>
          </table:table-cell>
          <table:covered-table-cell table:style-name="ce92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6" office:value-type="float" office:value="266505" calcext:value-type="float" table:number-columns-spanned="1" table:number-rows-spanned="3">
            <text:p><text:s text:c="3"/>266,505</text:p>
          </table:table-cell>
          <table:table-cell table:style-name="ce87" office:value-type="float" office:value="17156" calcext:value-type="float" table:number-columns-spanned="2" table:number-rows-spanned="3">
            <text:p>17,15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6" office:value-type="float" office:value="282073" calcext:value-type="float" table:number-columns-spanned="1" table:number-rows-spanned="3">
            <text:p><text:s text:c="3"/>282,073</text:p>
          </table:table-cell>
          <table:table-cell table:style-name="ce84" office:value-type="float" office:value="23239" calcext:value-type="float" table:number-columns-spanned="2" table:number-rows-spanned="3">
            <text:p>23,239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6" office:value-type="float" office:value="232608" calcext:value-type="float" table:number-columns-spanned="1" table:number-rows-spanned="3">
            <text:p><text:s text:c="3"/>232,608</text:p>
          </table:table-cell>
          <table:table-cell table:style-name="ce87" office:value-type="float" office:value="27746" calcext:value-type="float" table:number-columns-spanned="2" table:number-rows-spanned="3">
            <text:p>27,74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6" office:value-type="float" office:value="216697" calcext:value-type="float" table:number-columns-spanned="1" table:number-rows-spanned="3">
            <text:p><text:s text:c="3"/>216,697</text:p>
          </table:table-cell>
          <table:table-cell table:style-name="ce87" office:value-type="float" office:value="30833" calcext:value-type="float" table:number-columns-spanned="2" table:number-rows-spanned="3">
            <text:p>30,833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6" office:value-type="float" office:value="196722" calcext:value-type="float" table:number-columns-spanned="1" table:number-rows-spanned="3">
            <text:p><text:s text:c="3"/>196,722</text:p>
          </table:table-cell>
          <table:table-cell table:style-name="ce87" office:value-type="float" office:value="30348" calcext:value-type="float" table:number-columns-spanned="2" table:number-rows-spanned="3">
            <text:p>30,348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5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5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6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7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5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6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7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5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6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7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3496" calcext:value-type="float">
            <text:p><text:s text:c="3"/>13,496</text:p>
          </table:table-cell>
          <table:table-cell table:style-name="ce65" table:formula="of:=[.D38]+[.D39]" office:value-type="float" office:value="12880" calcext:value-type="float">
            <text:p><text:s text:c="3"/>12,880</text:p>
          </table:table-cell>
          <table:table-cell table:style-name="ce65" table:formula="of:=[.E38]+[.E39]" office:value-type="float" office:value="615" calcext:value-type="float">
            <text:p><text:s text:c="3"/>615</text:p>
          </table:table-cell>
          <table:table-cell table:style-name="ce65" table:formula="of:=[.F38]+[.F39]" office:value-type="float" office:value="1" calcext:value-type="float">
            <text:p><text:s text:c="3"/>1</text:p>
          </table:table-cell>
          <table:table-cell table:style-name="ce77" table:formula="of:=[.C37]-[.H37]-[.I37]" office:value-type="float" office:value="12007" calcext:value-type="float">
            <text:p><text:s text:c="3"/>12,007</text:p>
          </table:table-cell>
          <table:table-cell table:style-name="ce65" table:formula="of:=[.H38]+[.H39]" office:value-type="float" office:value="654" calcext:value-type="float">
            <text:p><text:s text:c="3"/>654</text:p>
          </table:table-cell>
          <table:table-cell table:style-name="ce65" table:formula="of:=[.I38]+[.I39]" office:value-type="float" office:value="835" calcext:value-type="float">
            <text:p><text:s text:c="3"/>83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7150" calcext:value-type="float">
            <text:p><text:s text:c="3"/>7,150</text:p>
          </table:table-cell>
          <table:table-cell table:style-name="ce66" office:value-type="float" office:value="6827" calcext:value-type="float">
            <text:p><text:s text:c="3"/>6,827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6372" calcext:value-type="float">
            <text:p><text:s text:c="3"/>6,372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431" calcext:value-type="float">
            <text:p><text:s text:c="3"/>43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6346" calcext:value-type="float">
            <text:p><text:s text:c="3"/>6,346</text:p>
          </table:table-cell>
          <table:table-cell table:style-name="ce66" office:value-type="float" office:value="6053" calcext:value-type="float">
            <text:p><text:s text:c="3"/>6,053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5635" calcext:value-type="float">
            <text:p><text:s text:c="3"/>5,635</text:p>
          </table:table-cell>
          <table:table-cell table:style-name="ce66" office:value-type="float" office:value="307" calcext:value-type="float">
            <text:p><text:s text:c="3"/>307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8490" calcext:value-type="float">
            <text:p><text:s text:c="3"/>18,490</text:p>
          </table:table-cell>
          <table:table-cell table:style-name="ce65" table:formula="of:=[.D41]+[.D42]" office:value-type="float" office:value="17578" calcext:value-type="float">
            <text:p><text:s text:c="3"/>17,578</text:p>
          </table:table-cell>
          <table:table-cell table:style-name="ce65" table:formula="of:=[.E41]+[.E42]" office:value-type="float" office:value="905" calcext:value-type="float">
            <text:p><text:s text:c="3"/>905</text:p>
          </table:table-cell>
          <table:table-cell table:style-name="ce65" table:formula="of:=[.F41]+[.F42]" office:value-type="float" office:value="7" calcext:value-type="float">
            <text:p><text:s text:c="3"/>7</text:p>
          </table:table-cell>
          <table:table-cell table:style-name="ce77" table:formula="of:=[.C40]-[.H40]-[.I40]" office:value-type="float" office:value="16652" calcext:value-type="float">
            <text:p><text:s text:c="3"/>16,652</text:p>
          </table:table-cell>
          <table:table-cell table:style-name="ce65" table:formula="of:=[.H41]+[.H42]" office:value-type="float" office:value="856" calcext:value-type="float">
            <text:p><text:s text:c="3"/>856</text:p>
          </table:table-cell>
          <table:table-cell table:style-name="ce65" table:formula="of:=[.I41]+[.I42]" office:value-type="float" office:value="982" calcext:value-type="float">
            <text:p><text:s text:c="3"/>98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9730" calcext:value-type="float">
            <text:p><text:s text:c="3"/>9,730</text:p>
          </table:table-cell>
          <table:table-cell table:style-name="ce66" office:value-type="float" office:value="9246" calcext:value-type="float">
            <text:p><text:s text:c="3"/>9,246</text:p>
          </table:table-cell>
          <table:table-cell table:style-name="ce53" office:value-type="float" office:value="480" calcext:value-type="float">
            <text:p><text:s text:c="3"/>48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8" office:value-type="float" office:value="8780" calcext:value-type="float">
            <text:p><text:s text:c="3"/>8,780</text:p>
          </table:table-cell>
          <table:table-cell table:style-name="ce66" office:value-type="float" office:value="455" calcext:value-type="float">
            <text:p><text:s text:c="3"/>455</text:p>
          </table:table-cell>
          <table:table-cell table:style-name="ce66" office:value-type="float" office:value="495" calcext:value-type="float">
            <text:p><text:s text:c="3"/>49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8760" calcext:value-type="float">
            <text:p><text:s text:c="3"/>8,760</text:p>
          </table:table-cell>
          <table:table-cell table:style-name="ce66" office:value-type="float" office:value="8332" calcext:value-type="float">
            <text:p><text:s text:c="3"/>8,332</text:p>
          </table:table-cell>
          <table:table-cell table:style-name="ce69" office:value-type="float" office:value="425" calcext:value-type="float">
            <text:p><text:s text:c="3"/>4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872" calcext:value-type="float">
            <text:p><text:s text:c="3"/>7,872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87" calcext:value-type="float">
            <text:p><text:s text:c="3"/>487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5448" calcext:value-type="float">
            <text:p><text:s text:c="3"/>15,448</text:p>
          </table:table-cell>
          <table:table-cell table:style-name="ce65" table:formula="of:=[.D44]+[.D45]" office:value-type="float" office:value="14723" calcext:value-type="float">
            <text:p><text:s text:c="3"/>14,723</text:p>
          </table:table-cell>
          <table:table-cell table:style-name="ce65" table:formula="of:=[.E44]+[.E45]" office:value-type="float" office:value="723" calcext:value-type="float">
            <text:p><text:s text:c="3"/>723</text:p>
          </table:table-cell>
          <table:table-cell table:style-name="ce65" table:formula="of:=[.F44]+[.F45]" office:value-type="float" office:value="2" calcext:value-type="float">
            <text:p><text:s text:c="3"/>2</text:p>
          </table:table-cell>
          <table:table-cell table:style-name="ce77" table:formula="of:=[.C43]-[.H43]-[.I43]" office:value-type="float" office:value="13816" calcext:value-type="float">
            <text:p><text:s text:c="3"/>13,816</text:p>
          </table:table-cell>
          <table:table-cell table:style-name="ce65" table:formula="of:=[.H44]+[.H45]" office:value-type="float" office:value="765" calcext:value-type="float">
            <text:p><text:s text:c="3"/>765</text:p>
          </table:table-cell>
          <table:table-cell table:style-name="ce65" table:formula="of:=[.I44]+[.I45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8028" calcext:value-type="float">
            <text:p><text:s text:c="3"/>8,028</text:p>
          </table:table-cell>
          <table:table-cell table:style-name="ce66" office:value-type="float" office:value="7670" calcext:value-type="float">
            <text:p><text:s text:c="3"/>7,670</text:p>
          </table:table-cell>
          <table:table-cell table:style-name="ce53" office:value-type="float" office:value="358" calcext:value-type="float">
            <text:p><text:s text:c="3"/>358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169" calcext:value-type="float">
            <text:p><text:s text:c="3"/>7,169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7420" calcext:value-type="float">
            <text:p><text:s text:c="3"/>7,420</text:p>
          </table:table-cell>
          <table:table-cell table:style-name="ce66" office:value-type="float" office:value="7053" calcext:value-type="float">
            <text:p><text:s text:c="3"/>7,053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647" calcext:value-type="float">
            <text:p><text:s text:c="3"/>6,647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6463" calcext:value-type="float">
            <text:p><text:s text:c="3"/>16,463</text:p>
          </table:table-cell>
          <table:table-cell table:style-name="ce65" table:formula="of:=[.D47]+[.D48]" office:value-type="float" office:value="15698" calcext:value-type="float">
            <text:p><text:s text:c="3"/>15,698</text:p>
          </table:table-cell>
          <table:table-cell table:style-name="ce65" table:formula="of:=[.E47]+[.E48]" office:value-type="float" office:value="761" calcext:value-type="float">
            <text:p><text:s text:c="3"/>761</text:p>
          </table:table-cell>
          <table:table-cell table:style-name="ce65" table:formula="of:=[.F47]+[.F48]" office:value-type="float" office:value="4" calcext:value-type="float">
            <text:p><text:s text:c="3"/>4</text:p>
          </table:table-cell>
          <table:table-cell table:style-name="ce77" table:formula="of:=[.C46]-[.H46]-[.I46]" office:value-type="float" office:value="14813" calcext:value-type="float">
            <text:p><text:s text:c="3"/>14,813</text:p>
          </table:table-cell>
          <table:table-cell table:style-name="ce65" table:formula="of:=[.H47]+[.H48]" office:value-type="float" office:value="775" calcext:value-type="float">
            <text:p><text:s text:c="3"/>775</text:p>
          </table:table-cell>
          <table:table-cell table:style-name="ce65" table:formula="of:=[.I47]+[.I48]" office:value-type="float" office:value="875" calcext:value-type="float">
            <text:p><text:s text:c="3"/>87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8647" calcext:value-type="float">
            <text:p><text:s text:c="3"/>8,647</text:p>
          </table:table-cell>
          <table:table-cell table:style-name="ce66" office:value-type="float" office:value="8237" calcext:value-type="float">
            <text:p><text:s text:c="3"/>8,237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780" calcext:value-type="float">
            <text:p><text:s text:c="3"/>7,780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37" calcext:value-type="float">
            <text:p><text:s text:c="3"/>43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7816" calcext:value-type="float">
            <text:p><text:s text:c="3"/>7,816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7033" calcext:value-type="float">
            <text:p><text:s text:c="3"/>7,033</text:p>
          </table:table-cell>
          <table:table-cell table:style-name="ce66" office:value-type="float" office:value="345" calcext:value-type="float">
            <text:p><text:s text:c="3"/>345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4687" calcext:value-type="float">
            <text:p><text:s text:c="3"/>14,687</text:p>
          </table:table-cell>
          <table:table-cell table:style-name="ce65" table:formula="of:=[.D50]+[.D51]" office:value-type="float" office:value="14048" calcext:value-type="float">
            <text:p><text:s text:c="3"/>14,048</text:p>
          </table:table-cell>
          <table:table-cell table:style-name="ce65" table:formula="of:=[.E50]+[.E51]" office:value-type="float" office:value="632" calcext:value-type="float">
            <text:p><text:s text:c="3"/>632</text:p>
          </table:table-cell>
          <table:table-cell table:style-name="ce65" table:formula="of:=[.F50]+[.F51]" office:value-type="float" office:value="7" calcext:value-type="float">
            <text:p><text:s text:c="3"/>7</text:p>
          </table:table-cell>
          <table:table-cell table:style-name="ce77" table:formula="of:=[.C49]-[.H49]-[.I49]" office:value-type="float" office:value="13130" calcext:value-type="float">
            <text:p><text:s text:c="3"/>13,130</text:p>
          </table:table-cell>
          <table:table-cell table:style-name="ce65" table:formula="of:=[.H50]+[.H51]" office:value-type="float" office:value="736" calcext:value-type="float">
            <text:p><text:s text:c="3"/>736</text:p>
          </table:table-cell>
          <table:table-cell table:style-name="ce65" table:formula="of:=[.I50]+[.I51]" office:value-type="float" office:value="821" calcext:value-type="float">
            <text:p><text:s text:c="3"/>821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7745" calcext:value-type="float">
            <text:p><text:s text:c="3"/>7,7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53" office:value-type="float" office:value="328" calcext:value-type="float">
            <text:p><text:s text:c="3"/>32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8" office:value-type="float" office:value="6919" calcext:value-type="float">
            <text:p><text:s text:c="3"/>6,919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6942" calcext:value-type="float">
            <text:p><text:s text:c="3"/>6,942</text:p>
          </table:table-cell>
          <table:table-cell table:style-name="ce66" office:value-type="float" office:value="6636" calcext:value-type="float">
            <text:p><text:s text:c="3"/>6,636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211" calcext:value-type="float">
            <text:p><text:s text:c="3"/>6,211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6737" calcext:value-type="float">
            <text:p><text:s text:c="3"/>16,737</text:p>
          </table:table-cell>
          <table:table-cell table:style-name="ce65" table:formula="of:=[.D53]+[.D54]" office:value-type="float" office:value="15949" calcext:value-type="float">
            <text:p><text:s text:c="3"/>15,949</text:p>
          </table:table-cell>
          <table:table-cell table:style-name="ce65" table:formula="of:=[.E53]+[.E54]" office:value-type="float" office:value="785" calcext:value-type="float">
            <text:p><text:s text:c="3"/>785</text:p>
          </table:table-cell>
          <table:table-cell table:style-name="ce65" table:formula="of:=[.F53]+[.F54]" office:value-type="float" office:value="3" calcext:value-type="float">
            <text:p><text:s text:c="3"/>3</text:p>
          </table:table-cell>
          <table:table-cell table:style-name="ce77" table:formula="of:=[.C52]-[.H52]-[.I52]" office:value-type="float" office:value="14898" calcext:value-type="float">
            <text:p><text:s text:c="3"/>14,898</text:p>
          </table:table-cell>
          <table:table-cell table:style-name="ce65" table:formula="of:=[.H53]+[.H54]" office:value-type="float" office:value="897" calcext:value-type="float">
            <text:p><text:s text:c="3"/>897</text:p>
          </table:table-cell>
          <table:table-cell table:style-name="ce65" table:formula="of:=[.I53]+[.I54]" office:value-type="float" office:value="942" calcext:value-type="float">
            <text:p><text:s text:c="3"/>94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8692" calcext:value-type="float">
            <text:p><text:s text:c="3"/>8,692</text:p>
          </table:table-cell>
          <table:table-cell table:style-name="ce66" office:value-type="float" office:value="8309" calcext:value-type="float">
            <text:p><text:s text:c="3"/>8,309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7703" calcext:value-type="float">
            <text:p><text:s text:c="3"/>7,703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66" office:value-type="float" office:value="522" calcext:value-type="float">
            <text:p><text:s text:c="3"/>52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8045" calcext:value-type="float">
            <text:p><text:s text:c="3"/>8,045</text:p>
          </table:table-cell>
          <table:table-cell table:style-name="ce66" office:value-type="float" office:value="7640" calcext:value-type="float">
            <text:p><text:s text:c="3"/>7,640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7195" calcext:value-type="float">
            <text:p><text:s text:c="3"/>7,195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8109" calcext:value-type="float">
            <text:p><text:s text:c="3"/>18,109</text:p>
          </table:table-cell>
          <table:table-cell table:style-name="ce65" table:formula="of:=[.D56]+[.D57]" office:value-type="float" office:value="17298" calcext:value-type="float">
            <text:p><text:s text:c="3"/>17,298</text:p>
          </table:table-cell>
          <table:table-cell table:style-name="ce65" table:formula="of:=[.E56]+[.E57]" office:value-type="float" office:value="799" calcext:value-type="float">
            <text:p><text:s text:c="3"/>799</text:p>
          </table:table-cell>
          <table:table-cell table:style-name="ce52" table:formula="of:=[.F56]+[.F57]" office:value-type="float" office:value="12" calcext:value-type="float">
            <text:p><text:s text:c="3"/>12</text:p>
          </table:table-cell>
          <table:table-cell table:style-name="ce77" table:formula="of:=[.C55]-[.H55]-[.I55]" office:value-type="float" office:value="16309" calcext:value-type="float">
            <text:p><text:s text:c="3"/>16,309</text:p>
          </table:table-cell>
          <table:table-cell table:style-name="ce65" table:formula="of:=[.H56]+[.H57]" office:value-type="float" office:value="854" calcext:value-type="float">
            <text:p><text:s text:c="3"/>854</text:p>
          </table:table-cell>
          <table:table-cell table:style-name="ce65" table:formula="of:=[.I56]+[.I57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78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8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4863" calcext:value-type="float">
            <text:p><text:s text:c="3"/>14,863</text:p>
          </table:table-cell>
          <table:table-cell table:style-name="ce65" table:formula="of:=[.D59]+[.D60]" office:value-type="float" office:value="14188" calcext:value-type="float">
            <text:p><text:s text:c="3"/>14,188</text:p>
          </table:table-cell>
          <table:table-cell table:style-name="ce65" table:formula="of:=[.E59]+[.E60]" office:value-type="float" office:value="671" calcext:value-type="float">
            <text:p><text:s text:c="3"/>671</text:p>
          </table:table-cell>
          <table:table-cell table:style-name="ce53" table:formula="of:=[.F59]+[.F60]" office:value-type="float" office:value="4" calcext:value-type="float">
            <text:p><text:s text:c="3"/>4</text:p>
          </table:table-cell>
          <table:table-cell table:style-name="ce77" table:formula="of:=[.C58]-[.H58]-[.I58]" office:value-type="float" office:value="13325" calcext:value-type="float">
            <text:p><text:s text:c="3"/>13,325</text:p>
          </table:table-cell>
          <table:table-cell table:style-name="ce65" table:formula="of:=[.H59]+[.H60]" office:value-type="float" office:value="768" calcext:value-type="float">
            <text:p><text:s text:c="3"/>768</text:p>
          </table:table-cell>
          <table:table-cell table:style-name="ce65" table:formula="of:=[.I59]+[.I60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8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9233" calcext:value-type="float">
            <text:p><text:s text:c="3"/>19,233</text:p>
          </table:table-cell>
          <table:table-cell table:style-name="ce65" table:formula="of:=[.D62]+[.D63]" office:value-type="float" office:value="18424" calcext:value-type="float">
            <text:p><text:s text:c="3"/>18,424</text:p>
          </table:table-cell>
          <table:table-cell table:style-name="ce65" table:formula="of:=[.E62]+[.E63]" office:value-type="float" office:value="807" calcext:value-type="float">
            <text:p><text:s text:c="3"/>807</text:p>
          </table:table-cell>
          <table:table-cell table:style-name="ce53" table:formula="of:=[.F62]+[.F63]" office:value-type="float" office:value="2" calcext:value-type="float">
            <text:p><text:s text:c="3"/>2</text:p>
          </table:table-cell>
          <table:table-cell table:style-name="ce77" table:formula="of:=[.C61]-[.H61]-[.I61]" office:value-type="float" office:value="17363" calcext:value-type="float">
            <text:p><text:s text:c="3"/>17,363</text:p>
          </table:table-cell>
          <table:table-cell table:style-name="ce65" table:formula="of:=[.H62]+[.H63]" office:value-type="float" office:value="942" calcext:value-type="float">
            <text:p><text:s text:c="3"/>942</text:p>
          </table:table-cell>
          <table:table-cell table:style-name="ce65" table:formula="of:=[.I62]+[.I63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9311" calcext:value-type="float">
            <text:p><text:s text:c="3"/>19,311</text:p>
          </table:table-cell>
          <table:table-cell table:style-name="ce65" table:formula="of:=[.D65]+[.D66]" office:value-type="float" office:value="18520" calcext:value-type="float">
            <text:p><text:s text:c="3"/>18,520</text:p>
          </table:table-cell>
          <table:table-cell table:style-name="ce65" table:formula="of:=[.E65]+[.E66]" office:value-type="float" office:value="787" calcext:value-type="float">
            <text:p><text:s text:c="3"/>787</text:p>
          </table:table-cell>
          <table:table-cell table:style-name="ce52" table:formula="of:=[.F65]+[.F66]" office:value-type="float" office:value="4" calcext:value-type="float">
            <text:p><text:s text:c="3"/>4</text:p>
          </table:table-cell>
          <table:table-cell table:style-name="ce77" table:formula="of:=[.C64]-[.H64]-[.I64]" office:value-type="float" office:value="17415" calcext:value-type="float">
            <text:p><text:s text:c="3"/>17,415</text:p>
          </table:table-cell>
          <table:table-cell table:style-name="ce65" table:formula="of:=[.H65]+[.H66]" office:value-type="float" office:value="1008" calcext:value-type="float">
            <text:p><text:s text:c="3"/>1,008</text:p>
          </table:table-cell>
          <table:table-cell table:style-name="ce65" table:formula="of:=[.I65]+[.I66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9353" calcext:value-type="float">
            <text:p><text:s text:c="3"/>19,353</text:p>
          </table:table-cell>
          <table:table-cell table:style-name="ce65" table:formula="of:=[.D68]+[.D69]" office:value-type="float" office:value="18590" calcext:value-type="float">
            <text:p><text:s text:c="3"/>18,590</text:p>
          </table:table-cell>
          <table:table-cell table:style-name="ce65" table:formula="of:=[.E68]+[.E69]" office:value-type="float" office:value="757" calcext:value-type="float">
            <text:p><text:s text:c="3"/>757</text:p>
          </table:table-cell>
          <table:table-cell table:style-name="ce52" table:formula="of:=[.F68]+[.F69]" office:value-type="float" office:value="6" calcext:value-type="float">
            <text:p><text:s text:c="3"/>6</text:p>
          </table:table-cell>
          <table:table-cell table:style-name="ce77" table:formula="of:=[.C67]-[.H67]-[.I67]" office:value-type="float" office:value="17504" calcext:value-type="float">
            <text:p><text:s text:c="3"/>17,504</text:p>
          </table:table-cell>
          <table:table-cell table:style-name="ce65" table:formula="of:=[.H68]+[.H69]" office:value-type="float" office:value="940" calcext:value-type="float">
            <text:p><text:s text:c="3"/>940</text:p>
          </table:table-cell>
          <table:table-cell table:style-name="ce65" table:formula="of:=[.I68]+[.I69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8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二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73];[.C76])" office:value-type="float" office:value="34388" calcext:value-type="float">
            <text:p><text:s text:c="3"/>34,388</text:p>
          </table:table-cell>
          <table:table-cell table:style-name="ce54" table:formula="of:=SUM([.D73];[.D76])" office:value-type="float" office:value="32955" calcext:value-type="float">
            <text:p><text:s text:c="3"/>32,955</text:p>
          </table:table-cell>
          <table:table-cell table:style-name="ce54" table:formula="of:=SUM([.E73];[.E76])" office:value-type="float" office:value="1426" calcext:value-type="float">
            <text:p><text:s text:c="3"/>1,426</text:p>
          </table:table-cell>
          <table:table-cell table:style-name="ce54" table:formula="of:=SUM([.F73];[.F76])" office:value-type="float" office:value="7" calcext:value-type="float">
            <text:p><text:s text:c="3"/>7</text:p>
          </table:table-cell>
          <table:table-cell table:style-name="ce54" table:formula="of:=SUM([.G73];[.G76])" office:value-type="float" office:value="31017" calcext:value-type="float">
            <text:p><text:s text:c="3"/>31,017</text:p>
          </table:table-cell>
          <table:table-cell table:style-name="ce54" table:formula="of:=SUM([.H73];[.H76])" office:value-type="float" office:value="1712" calcext:value-type="float">
            <text:p><text:s text:c="3"/>1,712</text:p>
          </table:table-cell>
          <table:table-cell table:style-name="ce98" table:formula="of:=SUM([.I73];[.I76])" office:value-type="float" office:value="1659" calcext:value-type="float">
            <text:p><text:s text:c="3"/>1,659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74];[.C77])" office:value-type="float" office:value="17963" calcext:value-type="float">
            <text:p><text:s text:c="3"/>17,963</text:p>
          </table:table-cell>
          <table:table-cell table:style-name="ce55" table:formula="of:=SUM([.D74];[.D77])" office:value-type="float" office:value="17259" calcext:value-type="float">
            <text:p><text:s text:c="3"/>17,259</text:p>
          </table:table-cell>
          <table:table-cell table:style-name="ce55" table:formula="of:=SUM([.E74];[.E77])" office:value-type="float" office:value="701" calcext:value-type="float">
            <text:p><text:s text:c="3"/>701</text:p>
          </table:table-cell>
          <table:table-cell table:style-name="ce55" table:formula="of:=SUM([.F74];[.F77])" office:value-type="float" office:value="3" calcext:value-type="float">
            <text:p><text:s text:c="3"/>3</text:p>
          </table:table-cell>
          <table:table-cell table:style-name="ce55" table:formula="of:=SUM([.G74];[.G77])" office:value-type="float" office:value="16188" calcext:value-type="float">
            <text:p><text:s text:c="3"/>16,188</text:p>
          </table:table-cell>
          <table:table-cell table:style-name="ce55" table:formula="of:=SUM([.H74];[.H77])" office:value-type="float" office:value="909" calcext:value-type="float">
            <text:p><text:s text:c="3"/>909</text:p>
          </table:table-cell>
          <table:table-cell table:style-name="ce50" table:formula="of:=SUM([.I74];[.I77])" office:value-type="float" office:value="866" calcext:value-type="float">
            <text:p><text:s text:c="3"/>866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75];[.C78])" office:value-type="float" office:value="16425" calcext:value-type="float">
            <text:p><text:s text:c="3"/>16,425</text:p>
          </table:table-cell>
          <table:table-cell table:style-name="ce56" table:formula="of:=SUM([.D75];[.D78])" office:value-type="float" office:value="15696" calcext:value-type="float">
            <text:p><text:s text:c="3"/>15,696</text:p>
          </table:table-cell>
          <table:table-cell table:style-name="ce56" table:formula="of:=SUM([.E75];[.E78])" office:value-type="float" office:value="725" calcext:value-type="float">
            <text:p><text:s text:c="3"/>725</text:p>
          </table:table-cell>
          <table:table-cell table:style-name="ce56" table:formula="of:=SUM([.F75];[.F78])" office:value-type="float" office:value="4" calcext:value-type="float">
            <text:p><text:s text:c="3"/>4</text:p>
          </table:table-cell>
          <table:table-cell table:style-name="ce56" table:formula="of:=SUM([.G75];[.G78])" office:value-type="float" office:value="14829" calcext:value-type="float">
            <text:p><text:s text:c="3"/>14,829</text:p>
          </table:table-cell>
          <table:table-cell table:style-name="ce56" table:formula="of:=SUM([.H75];[.H78])" office:value-type="float" office:value="803" calcext:value-type="float">
            <text:p><text:s text:c="3"/>803</text:p>
          </table:table-cell>
          <table:table-cell table:style-name="ce51" table:formula="of:=SUM([.I75];[.I78])" office:value-type="float" office:value="793" calcext:value-type="float">
            <text:p><text:s text:c="3"/>79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8323" calcext:value-type="float">
            <text:p><text:s text:c="3"/>18,323</text:p>
          </table:table-cell>
          <table:table-cell table:style-name="ce65" table:formula="of:=[.D74]+[.D75]" office:value-type="float" office:value="17550" calcext:value-type="float">
            <text:p><text:s text:c="3"/>17,550</text:p>
          </table:table-cell>
          <table:table-cell table:style-name="ce65" table:formula="of:=[.E74]+[.E75]" office:value-type="float" office:value="768" calcext:value-type="float">
            <text:p><text:s text:c="3"/>768</text:p>
          </table:table-cell>
          <table:table-cell table:style-name="ce52" table:formula="of:=[.F74]+[.F75]" office:value-type="float" office:value="5" calcext:value-type="float">
            <text:p><text:s text:c="3"/>5</text:p>
          </table:table-cell>
          <table:table-cell table:style-name="ce79" table:formula="of:=[.C73]-[.H73]-[.I73]" office:value-type="float" office:value="16558" calcext:value-type="float">
            <text:p><text:s text:c="3"/>16,558</text:p>
          </table:table-cell>
          <table:table-cell table:style-name="ce65" table:formula="of:=[.H74]+[.H75]" office:value-type="float" office:value="898" calcext:value-type="float">
            <text:p><text:s text:c="3"/>898</text:p>
          </table:table-cell>
          <table:table-cell table:style-name="ce65" table:formula="of:=[.I74]+[.I75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6065" calcext:value-type="float">
            <text:p><text:s text:c="3"/>16,065</text:p>
          </table:table-cell>
          <table:table-cell table:style-name="ce65" table:formula="of:=[.D77]+[.D78]" office:value-type="float" office:value="15405" calcext:value-type="float">
            <text:p><text:s text:c="3"/>15,405</text:p>
          </table:table-cell>
          <table:table-cell table:style-name="ce65" table:formula="of:=[.E77]+[.E78]" office:value-type="float" office:value="658" calcext:value-type="float">
            <text:p><text:s text:c="3"/>658</text:p>
          </table:table-cell>
          <table:table-cell table:style-name="ce52" table:formula="of:=[.F77]+[.F78]" office:value-type="float" office:value="2" calcext:value-type="float">
            <text:p><text:s text:c="3"/>2</text:p>
          </table:table-cell>
          <table:table-cell table:style-name="ce79" table:formula="of:=[.C76]-[.H76]-[.I76]" office:value-type="float" office:value="14459" calcext:value-type="float">
            <text:p><text:s text:c="3"/>14,459</text:p>
          </table:table-cell>
          <table:table-cell table:style-name="ce65" table:formula="of:=[.H77]+[.H78]" office:value-type="float" office:value="814" calcext:value-type="float">
            <text:p><text:s text:c="3"/>814</text:p>
          </table:table-cell>
          <table:table-cell table:style-name="ce65" table:formula="of:=[.I77]+[.I78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8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19.04" calcext:value-type="float">
            <text:p><text:s/>19.04</text:p>
          </table:table-cell>
          <table:table-cell table:style-name="ce57" table:formula="of:=ROUND(([.D76]-[.D37])/[.D37]*100;2)" office:value-type="float" office:value="19.6" calcext:value-type="float">
            <text:p><text:s/>19.60</text:p>
          </table:table-cell>
          <table:table-cell table:style-name="ce57" table:formula="of:=ROUND(([.E76]-[.E37])/[.E37]*100;2)" office:value-type="float" office:value="6.99" calcext:value-type="float">
            <text:p><text:s/>6.99</text:p>
          </table:table-cell>
          <table:table-cell table:style-name="ce57" table:formula="of:=ROUND(([.F76]-[.F37])/[.F37]*100;2)" office:value-type="float" office:value="100" calcext:value-type="float">
            <text:p><text:s/>100.00</text:p>
          </table:table-cell>
          <table:table-cell table:style-name="ce57" table:formula="of:=ROUND(([.G76]-[.G37])/[.G37]*100;2)" office:value-type="float" office:value="20.42" calcext:value-type="float">
            <text:p><text:s/>20.42</text:p>
          </table:table-cell>
          <table:table-cell table:style-name="ce57" table:formula="of:=ROUND(([.H76]-[.H37])/[.H37]*100;2)" office:value-type="float" office:value="24.46" calcext:value-type="float">
            <text:p><text:s/>24.46</text:p>
          </table:table-cell>
          <table:table-cell table:style-name="ce99" table:formula="of:=ROUND(([.I76]-[.I37])/[.I37]*100;2)" office:value-type="float" office:value="-5.15" calcext:value-type="float">
            <text:p><text:s text:c="3"/>－5.1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17.1" calcext:value-type="float">
            <text:p><text:s/>17.10</text:p>
          </table:table-cell>
          <table:table-cell table:style-name="ce58" table:formula="of:=ROUND(([.D77]-[.D38])/[.D38]*100;2)" office:value-type="float" office:value="17.97" calcext:value-type="float">
            <text:p><text:s/>17.97</text:p>
          </table:table-cell>
          <table:table-cell table:style-name="ce58" table:formula="of:=ROUND(([.E77]-[.E38])/[.E38]*100;2)" office:value-type="float" office:value="-1.24" calcext:value-type="float">
            <text:p><text:s text:c="3"/>－1.24</text:p>
          </table:table-cell>
          <table:table-cell table:style-name="ce58" office:value-type="float" office:value="0" calcext:value-type="float">
            <text:p>－</text:p>
          </table:table-cell>
          <table:table-cell table:style-name="ce58" table:formula="of:=ROUND(([.G77]-[.G38])/[.G38]*100;2)" office:value-type="float" office:value="18.05" calcext:value-type="float">
            <text:p><text:s/>18.05</text:p>
          </table:table-cell>
          <table:table-cell table:style-name="ce58" table:formula="of:=ROUND(([.H77]-[.H38])/[.H38]*100;2)" office:value-type="float" office:value="23.92" calcext:value-type="float">
            <text:p><text:s/>23.92</text:p>
          </table:table-cell>
          <table:table-cell table:style-name="ce100" table:formula="of:=ROUND(([.I77]-[.I38])/[.I38]*100;2)" office:value-type="float" office:value="-2.32" calcext:value-type="float">
            <text:p><text:s text:c="3"/>－2.32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21.21" calcext:value-type="float">
            <text:p><text:s/>21.21</text:p>
          </table:table-cell>
          <table:table-cell table:style-name="ce59" table:formula="of:=ROUND(([.D78]-[.D39])/[.D39]*100;2)" office:value-type="float" office:value="21.44" calcext:value-type="float">
            <text:p><text:s/>21.44</text:p>
          </table:table-cell>
          <table:table-cell table:style-name="ce59" table:formula="of:=ROUND(([.E78]-[.E39])/[.E39]*100;2)" office:value-type="float" office:value="16.1" calcext:value-type="float">
            <text:p><text:s/>16.10</text:p>
          </table:table-cell>
          <table:table-cell table:style-name="ce59" table:formula="of:=ROUND(([.F78]-[.F39])/[.F39]*100;2)" office:value-type="float" office:value="100" calcext:value-type="float">
            <text:p><text:s/>100.00</text:p>
          </table:table-cell>
          <table:table-cell table:style-name="ce59" table:formula="of:=ROUND(([.G78]-[.G39])/[.G39]*100;2)" office:value-type="float" office:value="23.11" calcext:value-type="float">
            <text:p><text:s/>23.11</text:p>
          </table:table-cell>
          <table:table-cell table:style-name="ce59" table:formula="of:=ROUND(([.H78]-[.H39])/[.H39]*100;2)" office:value-type="float" office:value="25.08" calcext:value-type="float">
            <text:p><text:s/>25.08</text:p>
          </table:table-cell>
          <table:table-cell table:style-name="ce101" table:formula="of:=ROUND(([.I78]-[.I39])/[.I39]*100;2)" office:value-type="float" office:value="-8.17" calcext:value-type="float">
            <text:p><text:s text:c="3"/>－8.17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-12.32" calcext:value-type="float">
            <text:p><text:s text:c="3"/>－12.32</text:p>
          </table:table-cell>
          <table:table-cell table:style-name="ce60" table:formula="of:=ROUND(([.D76]-[.D73])/[.D73]*100;2)" office:value-type="float" office:value="-12.22" calcext:value-type="float">
            <text:p><text:s text:c="3"/>－12.22</text:p>
          </table:table-cell>
          <table:table-cell table:style-name="ce60" table:formula="of:=ROUND(([.E76]-[.E73])/[.E73]*100;2)" office:value-type="float" office:value="-14.32" calcext:value-type="float">
            <text:p><text:s text:c="3"/>－14.32</text:p>
          </table:table-cell>
          <table:table-cell table:style-name="ce60" table:formula="of:=ROUND(([.F76]-[.F73])/[.F73]*100;2)" office:value-type="float" office:value="-60" calcext:value-type="float">
            <text:p><text:s text:c="3"/>－60.00</text:p>
          </table:table-cell>
          <table:table-cell table:style-name="ce60" table:formula="of:=ROUND(([.G76]-[.G73])/[.G73]*100;2)" office:value-type="float" office:value="-12.68" calcext:value-type="float">
            <text:p><text:s text:c="3"/>－12.68</text:p>
          </table:table-cell>
          <table:table-cell table:style-name="ce60" table:formula="of:=ROUND(([.H76]-[.H73])/[.H73]*100;2)" office:value-type="float" office:value="-9.35" calcext:value-type="float">
            <text:p><text:s text:c="3"/>－9.35</text:p>
          </table:table-cell>
          <table:table-cell table:style-name="ce102" table:formula="of:=ROUND(([.I76]-[.I73])/[.I73]*100;2)" office:value-type="float" office:value="-8.65" calcext:value-type="float">
            <text:p><text:s text:c="3"/>－8.6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-12.69" calcext:value-type="float">
            <text:p><text:s text:c="3"/>－12.69</text:p>
          </table:table-cell>
          <table:table-cell table:style-name="ce58" table:formula="of:=ROUND(([.D77]-[.D74])/[.D74]*100;2)" office:value-type="float" office:value="-12.5" calcext:value-type="float">
            <text:p><text:s text:c="3"/>－12.50</text:p>
          </table:table-cell>
          <table:table-cell table:style-name="ce58" table:formula="of:=ROUND(([.E77]-[.E74])/[.E74]*100;2)" office:value-type="float" office:value="-16.49" calcext:value-type="float">
            <text:p><text:s text:c="3"/>－16.49</text:p>
          </table:table-cell>
          <table:table-cell table:style-name="ce58" table:formula="of:=ROUND(([.F77]-[.F74])/[.F74]*100;2)" office:value-type="float" office:value="-100" calcext:value-type="float">
            <text:p><text:s text:c="3"/>－100.00</text:p>
          </table:table-cell>
          <table:table-cell table:style-name="ce58" table:formula="of:=ROUND(([.G77]-[.G74])/[.G74]*100;2)" office:value-type="float" office:value="-13.2" calcext:value-type="float">
            <text:p><text:s text:c="3"/>－13.20</text:p>
          </table:table-cell>
          <table:table-cell table:style-name="ce58" table:formula="of:=ROUND(([.H77]-[.H74])/[.H74]*100;2)" office:value-type="float" office:value="-10.23" calcext:value-type="float">
            <text:p><text:s text:c="3"/>－10.23</text:p>
          </table:table-cell>
          <table:table-cell table:style-name="ce100" table:formula="of:=ROUND(([.I77]-[.I74])/[.I74]*100;2)" office:value-type="float" office:value="-5.39" calcext:value-type="float">
            <text:p><text:s text:c="3"/>－5.3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-11.92" calcext:value-type="float">
            <text:p><text:s text:c="3"/>－11.92</text:p>
          </table:table-cell>
          <table:table-cell table:style-name="ce59" table:formula="of:=ROUND(([.D78]-[.D75])/[.D75]*100;2)" office:value-type="float" office:value="-11.91" calcext:value-type="float">
            <text:p><text:s text:c="3"/>－11.91</text:p>
          </table:table-cell>
          <table:table-cell table:style-name="ce59" table:formula="of:=ROUND(([.E78]-[.E75])/[.E75]*100;2)" office:value-type="float" office:value="-12.18" calcext:value-type="float">
            <text:p><text:s text:c="3"/>－12.18</text:p>
          </table:table-cell>
          <table:table-cell table:style-name="ce59" table:formula="of:=ROUND(([.F78]-[.F75])/[.F75]*100;2)" office:value-type="float" office:value="0" calcext:value-type="float">
            <text:p>－</text:p>
          </table:table-cell>
          <table:table-cell table:style-name="ce59" table:formula="of:=ROUND(([.G78]-[.G75])/[.G75]*100;2)" office:value-type="float" office:value="-12.1" calcext:value-type="float">
            <text:p><text:s text:c="3"/>－12.10</text:p>
          </table:table-cell>
          <table:table-cell table:style-name="ce59" table:formula="of:=ROUND(([.H78]-[.H75])/[.H75]*100;2)" office:value-type="float" office:value="-8.35" calcext:value-type="float">
            <text:p><text:s text:c="3"/>－8.35</text:p>
          </table:table-cell>
          <table:table-cell table:style-name="ce101" table:formula="of:=ROUND(([.I78]-[.I75])/[.I75]*100;2)" office:value-type="float" office:value="-12.09" calcext:value-type="float">
            <text:p><text:s text:c="3"/>－12.09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4"/>
          <table:table-cell table:style-name="ce80" table:number-columns-spanned="3" table:number-rows-spanned="1"/>
          <table:covered-table-cell table:number-columns-repeated="2" table:style-name="ce80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6" office:value-type="string" calcext:value-type="string" table:number-columns-spanned="9" table:number-rows-spanned="1">
              <text:p>表三 <text:s/>嬰兒出生數按婚生、非婚生、棄嬰或無依兒童及生母原屬國籍分（續）</text:p>
            </table:table-cell>
            <table:covered-table-cell table:number-columns-repeated="8" table:style-name="ce115"/>
            <table:table-cell table:style-name="ce131"/>
            <table:table-cell table:style-name="ce105" table:number-columns-repeated="1014"/>
          </table:table-row>
          <table:table-row table:style-name="ro12">
            <table:table-cell table:style-name="ce107" office:value-type="string" calcext:value-type="string" table:number-columns-spanned="9" table:number-rows-spanned="1">
              <text:p><text:s/>中 華 民 國 97 年 2 月 份</text:p>
            </table:table-cell>
            <table:covered-table-cell table:number-columns-repeated="8" table:style-name="ce107"/>
            <table:table-cell table:style-name="ce105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棄嬰或無依兒童</text:p>
            </table:table-cell>
            <table:covered-table-cell table:number-columns-repeated="2" table:style-name="ce120"/>
            <table:covered-table-cell table:style-name="ce121"/>
            <table:table-cell table:style-name="ce75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6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棄嬰</text:p>
              <text:p>或</text:p>
              <text:p>無依</text:p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89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number-columns-repeated="2" table:style-name="ce45"/>
            <table:covered-table-cell table:style-name="ce127"/>
            <table:covered-table-cell table:style-name="ce90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number-columns-repeated="2" table:style-name="ce46"/>
            <table:covered-table-cell table:style-name="ce128"/>
            <table:covered-table-cell table:style-name="ce91"/>
            <table:table-cell table:number-columns-repeated="1015"/>
          </table:table-row>
        </table:table-header-rows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96" table:formula="of:=[.C10]+[.C85]" office:value-type="float" office:value="16065" calcext:value-type="float">
            <text:p><text:s text:c="3"/>16,065</text:p>
          </table:table-cell>
          <table:table-cell table:style-name="ce96" table:formula="of:=[.D10]+[.D85]" office:value-type="float" office:value="15405" calcext:value-type="float">
            <text:p><text:s text:c="3"/>15,405</text:p>
          </table:table-cell>
          <table:table-cell table:style-name="ce96" table:formula="of:=[.E10]+[.E85]" office:value-type="float" office:value="658" calcext:value-type="float">
            <text:p><text:s text:c="3"/>658</text:p>
          </table:table-cell>
          <table:table-cell table:style-name="ce96" table:formula="of:=[.F10]+[.F85]" office:value-type="float" office:value="2" calcext:value-type="float">
            <text:p><text:s text:c="3"/>2</text:p>
          </table:table-cell>
          <table:table-cell table:style-name="ce96" table:formula="of:=[.G10]+[.G85]" office:value-type="float" office:value="14459" calcext:value-type="float">
            <text:p><text:s text:c="3"/>14,459</text:p>
          </table:table-cell>
          <table:table-cell table:style-name="ce96" table:formula="of:=[.H10]+[.H85]" office:value-type="float" office:value="814" calcext:value-type="float">
            <text:p><text:s text:c="3"/>814</text:p>
          </table:table-cell>
          <table:table-cell table:style-name="ce96" table:formula="of:=[.I10]+[.I85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14">
          <table:table-cell table:style-name="ce109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1]+[.C86]" office:value-type="float" office:value="8373" calcext:value-type="float">
            <text:p><text:s text:c="3"/>8,373</text:p>
          </table:table-cell>
          <table:table-cell table:style-name="ce96" table:formula="of:=[.D11]+[.D86]" office:value-type="float" office:value="8054" calcext:value-type="float">
            <text:p><text:s text:c="3"/>8,054</text:p>
          </table:table-cell>
          <table:table-cell table:style-name="ce96" table:formula="of:=[.E11]+[.E86]" office:value-type="float" office:value="319" calcext:value-type="float">
            <text:p><text:s text:c="3"/>319</text:p>
          </table:table-cell>
          <table:table-cell table:style-name="ce96" table:formula="of:=[.F11]+[.F86]" office:value-type="float" office:value="0" calcext:value-type="float">
            <text:p>—</text:p>
          </table:table-cell>
          <table:table-cell table:style-name="ce96" table:formula="of:=[.G11]+[.G86]" office:value-type="float" office:value="7522" calcext:value-type="float">
            <text:p><text:s text:c="3"/>7,522</text:p>
          </table:table-cell>
          <table:table-cell table:style-name="ce96" table:formula="of:=[.H11]+[.H86]" office:value-type="float" office:value="430" calcext:value-type="float">
            <text:p><text:s text:c="3"/>430</text:p>
          </table:table-cell>
          <table:table-cell table:style-name="ce96" table:formula="of:=[.I11]+[.I86]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6" table:formula="of:=[.C12]+[.C87]" office:value-type="float" office:value="7692" calcext:value-type="float">
            <text:p><text:s text:c="3"/>7,692</text:p>
          </table:table-cell>
          <table:table-cell table:style-name="ce96" table:formula="of:=[.D12]+[.D87]" office:value-type="float" office:value="7351" calcext:value-type="float">
            <text:p><text:s text:c="3"/>7,351</text:p>
          </table:table-cell>
          <table:table-cell table:style-name="ce96" table:formula="of:=[.E12]+[.E87]" office:value-type="float" office:value="339" calcext:value-type="float">
            <text:p><text:s text:c="3"/>339</text:p>
          </table:table-cell>
          <table:table-cell table:style-name="ce96" table:formula="of:=[.F12]+[.F87]" office:value-type="float" office:value="2" calcext:value-type="float">
            <text:p><text:s text:c="3"/>2</text:p>
          </table:table-cell>
          <table:table-cell table:style-name="ce96" table:formula="of:=[.G12]+[.G87]" office:value-type="float" office:value="6937" calcext:value-type="float">
            <text:p><text:s text:c="3"/>6,937</text:p>
          </table:table-cell>
          <table:table-cell table:style-name="ce96" table:formula="of:=[.H12]+[.H87]" office:value-type="float" office:value="384" calcext:value-type="float">
            <text:p><text:s text:c="3"/>384</text:p>
          </table:table-cell>
          <table:table-cell table:style-name="ce96" table:formula="of:=[.I12]+[.I87]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5987" calcext:value-type="float">
            <text:p><text:s text:c="3"/>15,987</text:p>
          </table:table-cell>
          <table:table-cell table:style-name="ce63" table:formula="of:=[.D13]+[.D79]+[.D82]" office:value-type="float" office:value="15327" calcext:value-type="float">
            <text:p><text:s text:c="3"/>15,327</text:p>
          </table:table-cell>
          <table:table-cell table:style-name="ce63" table:formula="of:=[.E13]+[.E79]+[.E82]" office:value-type="float" office:value="658" calcext:value-type="float">
            <text:p><text:s text:c="3"/>658</text:p>
          </table:table-cell>
          <table:table-cell table:style-name="ce122" table:formula="of:=[.F13]+[.F79]+[.F82]" office:value-type="float" office:value="2" calcext:value-type="float">
            <text:p><text:s text:c="3"/>2</text:p>
          </table:table-cell>
          <table:table-cell table:style-name="ce122" table:formula="of:=[.G13]+[.G79]+[.G82]" office:value-type="float" office:value="14393" calcext:value-type="float">
            <text:p><text:s text:c="3"/>14,393</text:p>
          </table:table-cell>
          <table:table-cell table:style-name="ce122" table:formula="of:=[.H13]+[.H79]+[.H82]" office:value-type="float" office:value="805" calcext:value-type="float">
            <text:p><text:s text:c="3"/>805</text:p>
          </table:table-cell>
          <table:table-cell table:style-name="ce122" table:formula="of:=[.I13]+[.I79]+[.I82]" office:value-type="float" office:value="789" calcext:value-type="float">
            <text:p><text:s text:c="3"/>789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C14]+[.C80]+[.C83]" office:value-type="float" office:value="8337" calcext:value-type="float">
            <text:p><text:s text:c="3"/>8,337</text:p>
          </table:table-cell>
          <table:table-cell table:style-name="ce116" table:formula="of:=[.D14]+[.D80]+[.D83]" office:value-type="float" office:value="8018" calcext:value-type="float">
            <text:p><text:s text:c="3"/>8,018</text:p>
          </table:table-cell>
          <table:table-cell table:style-name="ce116" table:formula="of:=[.E14]+[.E80]+[.E83]" office:value-type="float" office:value="319" calcext:value-type="float">
            <text:p><text:s text:c="3"/>319</text:p>
          </table:table-cell>
          <table:table-cell table:style-name="ce123" table:formula="of:=[.F14]+[.F80]+[.F83]" office:value-type="float" office:value="0" calcext:value-type="float">
            <text:p>—</text:p>
          </table:table-cell>
          <table:table-cell table:style-name="ce123" table:formula="of:=[.G14]+[.G80]+[.G83]" office:value-type="float" office:value="7489" calcext:value-type="float">
            <text:p><text:s text:c="3"/>7,489</text:p>
          </table:table-cell>
          <table:table-cell table:style-name="ce123" table:formula="of:=[.H14]+[.H80]+[.H83]" office:value-type="float" office:value="427" calcext:value-type="float">
            <text:p><text:s text:c="3"/>427</text:p>
          </table:table-cell>
          <table:table-cell table:style-name="ce123" table:formula="of:=[.I14]+[.I80]+[.I83]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7" table:formula="of:=[.C15]+[.C81]+[.C84]" office:value-type="float" office:value="7650" calcext:value-type="float">
            <text:p><text:s text:c="3"/>7,650</text:p>
          </table:table-cell>
          <table:table-cell table:style-name="ce117" table:formula="of:=[.D15]+[.D81]+[.D84]" office:value-type="float" office:value="7309" calcext:value-type="float">
            <text:p><text:s text:c="3"/>7,309</text:p>
          </table:table-cell>
          <table:table-cell table:style-name="ce117" table:formula="of:=[.E15]+[.E81]+[.E84]" office:value-type="float" office:value="339" calcext:value-type="float">
            <text:p><text:s text:c="3"/>339</text:p>
          </table:table-cell>
          <table:table-cell table:style-name="ce124" table:formula="of:=[.F15]+[.F81]+[.F84]" office:value-type="float" office:value="2" calcext:value-type="float">
            <text:p><text:s text:c="3"/>2</text:p>
          </table:table-cell>
          <table:table-cell table:style-name="ce124" table:formula="of:=[.G15]+[.G81]+[.G84]" office:value-type="float" office:value="6904" calcext:value-type="float">
            <text:p><text:s text:c="3"/>6,904</text:p>
          </table:table-cell>
          <table:table-cell table:style-name="ce124" table:formula="of:=[.H15]+[.H81]+[.H84]" office:value-type="float" office:value="378" calcext:value-type="float">
            <text:p><text:s text:c="3"/>378</text:p>
          </table:table-cell>
          <table:table-cell table:style-name="ce124" table:formula="of:=[.I15]+[.I81]+[.I84]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6" table:formula="of:=[.C16]+[.C19]+[.C22]+[.C25]+[.C28]+[.C31]+[.C34]+[.C37]+[.C40]+[.C43]+[.C46]+[.C49]+[.C52]+[.C55]+[.C58]+[.C61]+[.C64]+[.C67]+[.C70]+[.C73]+[.C76]" office:value-type="float" office:value="13322" calcext:value-type="float">
            <text:p><text:s text:c="3"/>13,322</text:p>
          </table:table-cell>
          <table:table-cell table:style-name="ce96" table:formula="of:=[.D16]+[.D19]+[.D22]+[.D25]+[.D28]+[.D31]+[.D34]+[.D37]+[.D40]+[.D43]+[.D46]+[.D49]+[.D52]+[.D55]+[.D58]+[.D61]+[.D64]+[.D67]+[.D70]+[.D73]+[.D76]" office:value-type="float" office:value="12770" calcext:value-type="float">
            <text:p><text:s text:c="3"/>12,770</text:p>
          </table:table-cell>
          <table:table-cell table:style-name="ce96" table:formula="of:=[.E16]+[.E19]+[.E22]+[.E25]+[.E28]+[.E31]+[.E34]+[.E37]+[.E40]+[.E43]+[.E46]+[.E49]+[.E52]+[.E55]+[.E58]+[.E61]+[.E64]+[.E67]+[.E70]+[.E73]+[.E76]" office:value-type="float" office:value="550" calcext:value-type="float">
            <text:p><text:s text:c="3"/>550</text:p>
          </table:table-cell>
          <table:table-cell table:style-name="ce96" table:formula="of:=[.F16]+[.F19]+[.F22]+[.F25]+[.F28]+[.F31]+[.F34]+[.F37]+[.F40]+[.F43]+[.F46]+[.F49]+[.F52]+[.F55]+[.F58]+[.F61]+[.F64]+[.F67]+[.F70]+[.F73]+[.F76]" office:value-type="float" office:value="2" calcext:value-type="float">
            <text:p><text:s text:c="3"/>2</text:p>
          </table:table-cell>
          <table:table-cell table:style-name="ce96" table:formula="of:=[.G16]+[.G19]+[.G22]+[.G25]+[.G28]+[.G31]+[.G34]+[.G37]+[.G40]+[.G43]+[.G46]+[.G49]+[.G52]+[.G55]+[.G58]+[.G61]+[.G64]+[.G67]+[.G70]+[.G73]+[.G76]" office:value-type="float" office:value="11932" calcext:value-type="float">
            <text:p><text:s text:c="3"/>11,932</text:p>
          </table:table-cell>
          <table:table-cell table:style-name="ce96" table:formula="of:=[.H16]+[.H19]+[.H22]+[.H25]+[.H28]+[.H31]+[.H34]+[.H37]+[.H40]+[.H43]+[.H46]+[.H49]+[.H52]+[.H55]+[.H58]+[.H61]+[.H64]+[.H67]+[.H70]+[.H73]+[.H76]" office:value-type="float" office:value="689" calcext:value-type="float">
            <text:p><text:s text:c="3"/>689</text:p>
          </table:table-cell>
          <table:table-cell table:style-name="ce96" table:formula="of:=[.I16]+[.I19]+[.I22]+[.I25]+[.I28]+[.I31]+[.I34]+[.I37]+[.I40]+[.I43]+[.I46]+[.I49]+[.I52]+[.I55]+[.I58]+[.I61]+[.I64]+[.I67]+[.I70]+[.I73]+[.I76]" office:value-type="float" office:value="701" calcext:value-type="float">
            <text:p><text:s text:c="3"/>701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7]+[.C20]+[.C23]+[.C26]+[.C29]+[.C32]+[.C35]+[.C38]+[.C41]+[.C44]+[.C47]+[.C50]+[.C53]+[.C56]+[.C59]+[.C62]+[.C65]+[.C68]+[.C71]+[.C74]+[.C77]" office:value-type="float" office:value="6948" calcext:value-type="float">
            <text:p><text:s text:c="3"/>6,948</text:p>
          </table:table-cell>
          <table:table-cell table:style-name="ce96" table:formula="of:=[.D17]+[.D20]+[.D23]+[.D26]+[.D29]+[.D32]+[.D35]+[.D38]+[.D41]+[.D44]+[.D47]+[.D50]+[.D53]+[.D56]+[.D59]+[.D62]+[.D65]+[.D68]+[.D71]+[.D74]+[.D77]" office:value-type="float" office:value="6686" calcext:value-type="float">
            <text:p><text:s text:c="3"/>6,686</text:p>
          </table:table-cell>
          <table:table-cell table:style-name="ce96" table:formula="of:=[.E17]+[.E20]+[.E23]+[.E26]+[.E29]+[.E32]+[.E35]+[.E38]+[.E41]+[.E44]+[.E47]+[.E50]+[.E53]+[.E56]+[.E59]+[.E62]+[.E65]+[.E68]+[.E71]+[.E74]+[.E77]" office:value-type="float" office:value="262" calcext:value-type="float">
            <text:p><text:s text:c="3"/>262</text:p>
          </table:table-cell>
          <table:table-cell table:style-name="ce96" table:formula="of:=[.F17]+[.F20]+[.F23]+[.F26]+[.F29]+[.F32]+[.F35]+[.F38]+[.F41]+[.F44]+[.F47]+[.F50]+[.F53]+[.F56]+[.F59]+[.F62]+[.F65]+[.F68]+[.F71]+[.F74]+[.F77]" office:value-type="float" office:value="0" calcext:value-type="float">
            <text:p>—</text:p>
          </table:table-cell>
          <table:table-cell table:style-name="ce96" table:formula="of:=[.G17]+[.G20]+[.G23]+[.G26]+[.G29]+[.G32]+[.G35]+[.G38]+[.G41]+[.G44]+[.G47]+[.G50]+[.G53]+[.G56]+[.G59]+[.G62]+[.G65]+[.G68]+[.G71]+[.G74]+[.G77]" office:value-type="float" office:value="6206" calcext:value-type="float">
            <text:p><text:s text:c="3"/>6,206</text:p>
          </table:table-cell>
          <table:table-cell table:style-name="ce96" table:formula="of:=[.H17]+[.H20]+[.H23]+[.H26]+[.H29]+[.H32]+[.H35]+[.H38]+[.H41]+[.H44]+[.H47]+[.H50]+[.H53]+[.H56]+[.H59]+[.H62]+[.H65]+[.H68]+[.H71]+[.H74]+[.H77]" office:value-type="float" office:value="364" calcext:value-type="float">
            <text:p><text:s text:c="3"/>364</text:p>
          </table:table-cell>
          <table:table-cell table:style-name="ce96" table:formula="of:=[.I17]+[.I20]+[.I23]+[.I26]+[.I29]+[.I32]+[.I35]+[.I38]+[.I41]+[.I44]+[.I47]+[.I50]+[.I53]+[.I56]+[.I59]+[.I62]+[.I65]+[.I68]+[.I71]+[.I74]+[.I77]" office:value-type="float" office:value="378" calcext:value-type="float">
            <text:p><text:s text:c="3"/>378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374" calcext:value-type="float">
            <text:p><text:s text:c="3"/>6,374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6084" calcext:value-type="float">
            <text:p><text:s text:c="3"/>6,084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88" calcext:value-type="float">
            <text:p><text:s text:c="3"/>288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2" calcext:value-type="float">
            <text:p><text:s text:c="3"/>2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726" calcext:value-type="float">
            <text:p><text:s text:c="3"/>5,726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25" calcext:value-type="float">
            <text:p><text:s text:c="3"/>325</text:p>
          </table:table-cell>
          <table:table-cell table:style-name="ce97" table:formula="of:=[.I18]+[.I21]+[.I24]+[.I27]+[.I30]+[.I33]+[.I36]+[.I39]+[.I42]+[.I45]+[.I48]+[.I51]+[.I54]+[.I57]+[.I60]+[.I63]+[.I66]+[.I69]+[.I72]+[.I75]+[.I78]" office:value-type="float" office:value="323" calcext:value-type="float">
            <text:p><text:s text:c="3"/>32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6]+[.E16]+[.F16]" office:value-type="float" office:value="2549" calcext:value-type="float">
            <text:p><text:s text:c="3"/>2,549</text:p>
          </table:table-cell>
          <table:table-cell table:style-name="ce118" office:value-type="float" office:value="2457" calcext:value-type="float">
            <text:p><text:s text:c="3"/>2,457</text:p>
          </table:table-cell>
          <table:table-cell table:style-name="ce71" office:value-type="float" office:value="92" calcext:value-type="float">
            <text:p><text:s text:c="3"/>92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261" calcext:value-type="float">
            <text:p><text:s text:c="3"/>2,261</text:p>
          </table:table-cell>
          <table:table-cell table:style-name="ce118" office:value-type="float" office:value="149" calcext:value-type="float">
            <text:p><text:s text:c="3"/>149</text:p>
          </table:table-cell>
          <table:table-cell table:style-name="ce129" office:value-type="float" office:value="139" calcext:value-type="float">
            <text:p><text:s text:c="3"/>13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17]+[.E17]+[.F17]" office:value-type="float" office:value="1356" calcext:value-type="float">
            <text:p><text:s text:c="3"/>1,356</text:p>
          </table:table-cell>
          <table:table-cell table:style-name="ce71" office:value-type="float" office:value="1305" calcext:value-type="float">
            <text:p><text:s text:c="3"/>1,305</text:p>
          </table:table-cell>
          <table:table-cell table:style-name="ce71" office:value-type="float" office:value="51" calcext:value-type="float">
            <text:p><text:s text:c="3"/>5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202" calcext:value-type="float">
            <text:p><text:s text:c="3"/>1,202</text:p>
          </table:table-cell>
          <table:table-cell table:style-name="ce71" office:value-type="float" office:value="79" calcext:value-type="float">
            <text:p><text:s text:c="3"/>79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18]+[.E18]+[.F18]" office:value-type="float" office:value="1193" calcext:value-type="float">
            <text:p><text:s text:c="3"/>1,193</text:p>
          </table:table-cell>
          <table:table-cell table:style-name="ce72" office:value-type="float" office:value="1152" calcext:value-type="float">
            <text:p><text:s text:c="3"/>1,152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059" calcext:value-type="float">
            <text:p><text:s text:c="3"/>1,059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style-name="ce130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9]+[.E19]+[.F19]" office:value-type="float" office:value="309" calcext:value-type="float">
            <text:p><text:s text:c="3"/>309</text:p>
          </table:table-cell>
          <table:table-cell table:style-name="ce118" office:value-type="float" office:value="288" calcext:value-type="float">
            <text:p><text:s text:c="3"/>288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68" calcext:value-type="float">
            <text:p><text:s text:c="3"/>268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0]+[.E20]+[.F20]" office:value-type="float" office:value="161" calcext:value-type="float">
            <text:p><text:s text:c="3"/>161</text:p>
          </table:table-cell>
          <table:table-cell table:style-name="ce71" office:value-type="float" office:value="154" calcext:value-type="float">
            <text:p><text:s text:c="3"/>154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43" calcext:value-type="float">
            <text:p><text:s text:c="3"/>14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1]+[.E21]+[.F21]" office:value-type="float" office:value="148" calcext:value-type="float">
            <text:p><text:s text:c="3"/>148</text:p>
          </table:table-cell>
          <table:table-cell table:style-name="ce72" office:value-type="float" office:value="134" calcext:value-type="float">
            <text:p><text:s text:c="3"/>13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25" calcext:value-type="float">
            <text:p><text:s text:c="3"/>125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2]+[.E22]+[.F22]" office:value-type="float" office:value="1516" calcext:value-type="float">
            <text:p><text:s text:c="3"/>1,516</text:p>
          </table:table-cell>
          <table:table-cell table:style-name="ce118" office:value-type="float" office:value="1450" calcext:value-type="float">
            <text:p><text:s text:c="3"/>1,450</text:p>
          </table:table-cell>
          <table:table-cell table:style-name="ce71" office:value-type="float" office:value="66" calcext:value-type="float">
            <text:p><text:s text:c="3"/>66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1338" calcext:value-type="float">
            <text:p><text:s text:c="3"/>1,338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129" office:value-type="float" office:value="83" calcext:value-type="float">
            <text:p><text:s text:c="3"/>8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3]+[.E23]+[.F23]" office:value-type="float" office:value="779" calcext:value-type="float">
            <text:p><text:s text:c="3"/>779</text:p>
          </table:table-cell>
          <table:table-cell table:style-name="ce71" office:value-type="float" office:value="741" calcext:value-type="float">
            <text:p><text:s text:c="3"/>741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700" calcext:value-type="float">
            <text:p><text:s text:c="3"/>700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4]+[.E24]+[.F24]" office:value-type="float" office:value="737" calcext:value-type="float">
            <text:p><text:s text:c="3"/>737</text:p>
          </table:table-cell>
          <table:table-cell table:style-name="ce72" office:value-type="float" office:value="709" calcext:value-type="float">
            <text:p><text:s text:c="3"/>709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638" calcext:value-type="float">
            <text:p><text:s text:c="3"/>638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style-name="ce130" office:value-type="float" office:value="46" calcext:value-type="float">
            <text:p><text:s text:c="3"/>46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5]+[.E25]+[.F25]" office:value-type="float" office:value="493" calcext:value-type="float">
            <text:p><text:s text:c="3"/>493</text:p>
          </table:table-cell>
          <table:table-cell table:style-name="ce118" office:value-type="float" office:value="473" calcext:value-type="float">
            <text:p><text:s text:c="3"/>473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46" calcext:value-type="float">
            <text:p><text:s text:c="3"/>446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style-name="ce129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6]+[.E26]+[.F26]" office:value-type="float" office:value="250" calcext:value-type="float">
            <text:p><text:s text:c="3"/>250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22" calcext:value-type="float">
            <text:p><text:s text:c="3"/>222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7]+[.E27]+[.F27]" office:value-type="float" office:value="243" calcext:value-type="float">
            <text:p><text:s text:c="3"/>243</text:p>
          </table:table-cell>
          <table:table-cell table:style-name="ce72" office:value-type="float" office:value="232" calcext:value-type="float">
            <text:p><text:s text:c="3"/>232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24" calcext:value-type="float">
            <text:p><text:s text:c="3"/>224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28]+[.E28]+[.F28]" office:value-type="float" office:value="388" calcext:value-type="float">
            <text:p><text:s text:c="3"/>388</text:p>
          </table:table-cell>
          <table:table-cell table:style-name="ce118" office:value-type="float" office:value="372" calcext:value-type="float">
            <text:p><text:s text:c="3"/>372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40" calcext:value-type="float">
            <text:p><text:s text:c="3"/>340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style-name="ce129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9]+[.E29]+[.F29]" office:value-type="float" office:value="200" calcext:value-type="float">
            <text:p><text:s text:c="3"/>200</text:p>
          </table:table-cell>
          <table:table-cell table:style-name="ce71" office:value-type="float" office:value="189" calcext:value-type="float">
            <text:p><text:s text:c="3"/>189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30]+[.E30]+[.F30]" office:value-type="float" office:value="188" calcext:value-type="float">
            <text:p><text:s text:c="3"/>188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62" calcext:value-type="float">
            <text:p><text:s text:c="3"/>162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1]+[.E31]+[.F31]" office:value-type="float" office:value="1214" calcext:value-type="float">
            <text:p><text:s text:c="3"/>1,214</text:p>
          </table:table-cell>
          <table:table-cell table:style-name="ce118" office:value-type="float" office:value="1177" calcext:value-type="float">
            <text:p><text:s text:c="3"/>1,177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1107" calcext:value-type="float">
            <text:p><text:s text:c="3"/>1,107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style-name="ce129" office:value-type="float" office:value="56" calcext:value-type="float">
            <text:p><text:s text:c="3"/>5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2]+[.E32]+[.F32]" office:value-type="float" office:value="586" calcext:value-type="float">
            <text:p><text:s text:c="3"/>586</text:p>
          </table:table-cell>
          <table:table-cell table:style-name="ce71" office:value-type="float" office:value="571" calcext:value-type="float">
            <text:p><text:s text:c="3"/>57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532" calcext:value-type="float">
            <text:p><text:s text:c="3"/>532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3]+[.E33]+[.F33]" office:value-type="float" office:value="628" calcext:value-type="float">
            <text:p><text:s text:c="3"/>628</text:p>
          </table:table-cell>
          <table:table-cell table:style-name="ce72" office:value-type="float" office:value="606" calcext:value-type="float">
            <text:p><text:s text:c="3"/>606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575" calcext:value-type="float">
            <text:p><text:s text:c="3"/>575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130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4]+[.E34]+[.F34]" office:value-type="float" office:value="977" calcext:value-type="float">
            <text:p><text:s text:c="3"/>977</text:p>
          </table:table-cell>
          <table:table-cell table:style-name="ce118" office:value-type="float" office:value="949" calcext:value-type="float">
            <text:p><text:s text:c="3"/>949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881" calcext:value-type="float">
            <text:p><text:s text:c="3"/>881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5]+[.E35]+[.F35]" office:value-type="float" office:value="496" calcext:value-type="float">
            <text:p><text:s text:c="3"/>496</text:p>
          </table:table-cell>
          <table:table-cell table:style-name="ce71" office:value-type="float" office:value="485" calcext:value-type="float">
            <text:p><text:s text:c="3"/>48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440" calcext:value-type="float">
            <text:p><text:s text:c="3"/>440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6]+[.E36]+[.F36]" office:value-type="float" office:value="481" calcext:value-type="float">
            <text:p><text:s text:c="3"/>481</text:p>
          </table:table-cell>
          <table:table-cell table:style-name="ce72" office:value-type="float" office:value="464" calcext:value-type="float">
            <text:p><text:s text:c="3"/>464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441" calcext:value-type="float">
            <text:p><text:s text:c="3"/>441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7]+[.E37]+[.F37]" office:value-type="float" office:value="360" calcext:value-type="float">
            <text:p><text:s text:c="3"/>360</text:p>
          </table:table-cell>
          <table:table-cell table:style-name="ce118" office:value-type="float" office:value="341" calcext:value-type="float">
            <text:p><text:s text:c="3"/>34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8]+[.E38]+[.F38]" office:value-type="float" office:value="195" calcext:value-type="float">
            <text:p><text:s text:c="3"/>195</text:p>
          </table:table-cell>
          <table:table-cell table:style-name="ce71" office:value-type="float" office:value="183" calcext:value-type="float">
            <text:p><text:s text:c="3"/>18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72" calcext:value-type="float">
            <text:p><text:s text:c="3"/>172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9]+[.E39]+[.F39]" office:value-type="float" office:value="165" calcext:value-type="float">
            <text:p><text:s text:c="3"/>165</text:p>
          </table:table-cell>
          <table:table-cell table:style-name="ce72" office:value-type="float" office:value="158" calcext:value-type="float">
            <text:p><text:s text:c="3"/>15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51" calcext:value-type="float">
            <text:p><text:s text:c="3"/>15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0]+[.E40]+[.F40]" office:value-type="float" office:value="530" calcext:value-type="float">
            <text:p><text:s text:c="3"/>530</text:p>
          </table:table-cell>
          <table:table-cell table:style-name="ce118" office:value-type="float" office:value="507" calcext:value-type="float">
            <text:p><text:s text:c="3"/>507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118" office:value-type="float" office:value="44" calcext:value-type="float">
            <text:p><text:s text:c="3"/>44</text:p>
          </table:table-cell>
          <table:table-cell table:style-name="ce129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1]+[.E41]+[.F41]" office:value-type="float" office:value="293" calcext:value-type="float">
            <text:p><text:s text:c="3"/>293</text:p>
          </table:table-cell>
          <table:table-cell table:style-name="ce71" office:value-type="float" office:value="281" calcext:value-type="float">
            <text:p><text:s text:c="3"/>28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43" calcext:value-type="float">
            <text:p><text:s text:c="3"/>243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2]+[.E42]+[.F42]" office:value-type="float" office:value="237" calcext:value-type="float">
            <text:p><text:s text:c="3"/>237</text:p>
          </table:table-cell>
          <table:table-cell table:style-name="ce72" office:value-type="float" office:value="226" calcext:value-type="float">
            <text:p><text:s text:c="3"/>226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07" calcext:value-type="float">
            <text:p><text:s text:c="3"/>207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3]+[.E43]+[.F43]" office:value-type="float" office:value="404" calcext:value-type="float">
            <text:p><text:s text:c="3"/>404</text:p>
          </table:table-cell>
          <table:table-cell table:style-name="ce118" office:value-type="float" office:value="391" calcext:value-type="float">
            <text:p><text:s text:c="3"/>39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118" office:value-type="float" office:value="28" calcext:value-type="float">
            <text:p><text:s text:c="3"/>28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4]+[.E44]+[.F44]" office:value-type="float" office:value="207" calcext:value-type="float">
            <text:p><text:s text:c="3"/>207</text:p>
          </table:table-cell>
          <table:table-cell table:style-name="ce71" office:value-type="float" office:value="200" calcext:value-type="float">
            <text:p><text:s text:c="3"/>200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77" calcext:value-type="float">
            <text:p><text:s text:c="3"/>177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5]+[.E45]+[.F45]" office:value-type="float" office:value="197" calcext:value-type="float">
            <text:p><text:s text:c="3"/>197</text:p>
          </table:table-cell>
          <table:table-cell table:style-name="ce72" office:value-type="float" office:value="191" calcext:value-type="float">
            <text:p><text:s text:c="3"/>19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66" calcext:value-type="float">
            <text:p><text:s text:c="3"/>166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46]+[.E46]+[.F46]" office:value-type="float" office:value="721" calcext:value-type="float">
            <text:p><text:s text:c="3"/>721</text:p>
          </table:table-cell>
          <table:table-cell table:style-name="ce118" office:value-type="float" office:value="699" calcext:value-type="float">
            <text:p><text:s text:c="3"/>699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51" calcext:value-type="float">
            <text:p><text:s text:c="3"/>651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style-name="ce129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7]+[.E47]+[.F47]" office:value-type="float" office:value="386" calcext:value-type="float">
            <text:p><text:s text:c="3"/>386</text:p>
          </table:table-cell>
          <table:table-cell table:style-name="ce71" office:value-type="float" office:value="379" calcext:value-type="float">
            <text:p><text:s text:c="3"/>37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43" calcext:value-type="float">
            <text:p><text:s text:c="3"/>343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48]+[.E48]+[.F48]" office:value-type="float" office:value="335" calcext:value-type="float">
            <text:p><text:s text:c="3"/>335</text:p>
          </table:table-cell>
          <table:table-cell table:style-name="ce72" office:value-type="float" office:value="320" calcext:value-type="float">
            <text:p><text:s text:c="3"/>320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308" calcext:value-type="float">
            <text:p><text:s text:c="3"/>308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9]+[.E49]+[.F49]" office:value-type="float" office:value="851" calcext:value-type="float">
            <text:p><text:s text:c="3"/>851</text:p>
          </table:table-cell>
          <table:table-cell table:style-name="ce118" office:value-type="float" office:value="816" calcext:value-type="float">
            <text:p><text:s text:c="3"/>816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770" calcext:value-type="float">
            <text:p><text:s text:c="3"/>770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style-name="ce129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0]+[.E50]+[.F50]" office:value-type="float" office:value="439" calcext:value-type="float">
            <text:p><text:s text:c="3"/>439</text:p>
          </table:table-cell>
          <table:table-cell table:style-name="ce71" office:value-type="float" office:value="424" calcext:value-type="float">
            <text:p><text:s text:c="3"/>424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93" calcext:value-type="float">
            <text:p><text:s text:c="3"/>393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1]+[.E51]+[.F51]" office:value-type="float" office:value="412" calcext:value-type="float">
            <text:p><text:s text:c="3"/>412</text:p>
          </table:table-cell>
          <table:table-cell table:style-name="ce72" office:value-type="float" office:value="392" calcext:value-type="float">
            <text:p><text:s text:c="3"/>392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377" calcext:value-type="float">
            <text:p><text:s text:c="3"/>377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130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5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2]+[.E52]+[.F52]" office:value-type="float" office:value="544" calcext:value-type="float">
            <text:p><text:s text:c="3"/>544</text:p>
          </table:table-cell>
          <table:table-cell table:style-name="ce118" office:value-type="float" office:value="520" calcext:value-type="float">
            <text:p><text:s text:c="3"/>520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79" calcext:value-type="float">
            <text:p><text:s text:c="3"/>479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style-name="ce129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3]+[.E53]+[.F53]" office:value-type="float" office:value="279" calcext:value-type="float">
            <text:p><text:s text:c="3"/>279</text:p>
          </table:table-cell>
          <table:table-cell table:style-name="ce71" office:value-type="float" office:value="270" calcext:value-type="float">
            <text:p><text:s text:c="3"/>270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49" calcext:value-type="float">
            <text:p><text:s text:c="3"/>249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4]+[.E54]+[.F54]" office:value-type="float" office:value="265" calcext:value-type="float">
            <text:p><text:s text:c="3"/>265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130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5]+[.E55]+[.F55]" office:value-type="float" office:value="173" calcext:value-type="float">
            <text:p><text:s text:c="3"/>173</text:p>
          </table:table-cell>
          <table:table-cell table:style-name="ce118" office:value-type="float" office:value="145" calcext:value-type="float">
            <text:p><text:s text:c="3"/>145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52" office:value-type="float" office:value="158" calcext:value-type="float">
            <text:p><text:s text:c="3"/>158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6]+[.E56]+[.F56]" office:value-type="float" office:value="92" calcext:value-type="float">
            <text:p><text:s text:c="3"/>92</text:p>
          </table:table-cell>
          <table:table-cell table:style-name="ce71" office:value-type="float" office:value="76" calcext:value-type="float">
            <text:p><text:s text:c="3"/>76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85" calcext:value-type="float">
            <text:p><text:s text:c="3"/>8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7]+[.E57]+[.F57]" office:value-type="float" office:value="81" calcext:value-type="float">
            <text:p><text:s text:c="3"/>81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8]+[.E58]+[.F58]" office:value-type="float" office:value="211" calcext:value-type="float">
            <text:p><text:s text:c="3"/>211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53" office:value-type="float" office:value="191" calcext:value-type="float">
            <text:p><text:s text:c="3"/>191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9]+[.E59]+[.F59]" office:value-type="float" office:value="113" calcext:value-type="float">
            <text:p><text:s text:c="3"/>113</text:p>
          </table:table-cell>
          <table:table-cell table:style-name="ce71" office:value-type="float" office:value="107" calcext:value-type="float">
            <text:p><text:s text:c="3"/>10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0]+[.E60]+[.F60]" office:value-type="float" office:value="98" calcext:value-type="float">
            <text:p><text:s text:c="3"/>98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53" office:value-type="float" office:value="89" calcext:value-type="float">
            <text:p><text:s text:c="3"/>8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1]+[.E61]+[.F61]" office:value-type="float" office:value="60" calcext:value-type="float">
            <text:p><text:s text:c="3"/>60</text:p>
          </table:table-cell>
          <table:table-cell table:style-name="ce118" office:value-type="float" office:value="60" calcext:value-type="float">
            <text:p><text:s text:c="3"/>60</text:p>
          </table:table-cell>
          <table:table-cell table:style-name="ce7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2]+[.E62]+[.F62]" office:value-type="float" office:value="26" calcext:value-type="float">
            <text:p><text:s text:c="3"/>26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3]+[.E63]+[.F63]" office:value-type="float" office:value="34" calcext:value-type="float">
            <text:p><text:s text:c="3"/>34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64]+[.E64]+[.F64]" office:value-type="float" office:value="206" calcext:value-type="float">
            <text:p><text:s text:c="3"/>206</text:p>
          </table:table-cell>
          <table:table-cell table:style-name="ce118" office:value-type="float" office:value="195" calcext:value-type="float">
            <text:p><text:s text:c="3"/>19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189" calcext:value-type="float">
            <text:p><text:s text:c="3"/>189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5]+[.E65]+[.F65]" office:value-type="float" office:value="116" calcext:value-type="float">
            <text:p><text:s text:c="3"/>116</text:p>
          </table:table-cell>
          <table:table-cell table:style-name="ce71" office:value-type="float" office:value="113" calcext:value-type="float">
            <text:p><text:s text:c="3"/>1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07" calcext:value-type="float">
            <text:p><text:s text:c="3"/>10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66]+[.E66]+[.F66]" office:value-type="float" office:value="90" calcext:value-type="float">
            <text:p><text:s text:c="3"/>90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82" calcext:value-type="float">
            <text:p><text:s text:c="3"/>82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7]+[.E67]+[.F67]" office:value-type="float" office:value="406" calcext:value-type="float">
            <text:p><text:s text:c="3"/>406</text:p>
          </table:table-cell>
          <table:table-cell table:style-name="ce118" office:value-type="float" office:value="403" calcext:value-type="float">
            <text:p><text:s text:c="3"/>40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78" calcext:value-type="float">
            <text:p><text:s text:c="3"/>378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8]+[.E68]+[.F68]" office:value-type="float" office:value="213" calcext:value-type="float">
            <text:p><text:s text:c="3"/>213</text:p>
          </table:table-cell>
          <table:table-cell table:style-name="ce71" office:value-type="float" office:value="212" calcext:value-type="float">
            <text:p><text:s text:c="3"/>21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97" calcext:value-type="float">
            <text:p><text:s text:c="3"/>197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9]+[.E69]+[.F69]" office:value-type="float" office:value="193" calcext:value-type="float">
            <text:p><text:s text:c="3"/>193</text:p>
          </table:table-cell>
          <table:table-cell table:style-name="ce72" office:value-type="float" office:value="191" calcext:value-type="float">
            <text:p><text:s text:c="3"/>19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81" calcext:value-type="float">
            <text:p><text:s text:c="3"/>181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0]+[.E70]+[.F70]" office:value-type="float" office:value="743" calcext:value-type="float">
            <text:p><text:s text:c="3"/>743</text:p>
          </table:table-cell>
          <table:table-cell table:style-name="ce118" office:value-type="float" office:value="706" calcext:value-type="float">
            <text:p><text:s text:c="3"/>706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93" calcext:value-type="float">
            <text:p><text:s text:c="3"/>693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1]+[.E71]+[.F71]" office:value-type="float" office:value="404" calcext:value-type="float">
            <text:p><text:s text:c="3"/>404</text:p>
          </table:table-cell>
          <table:table-cell table:style-name="ce71" office:value-type="float" office:value="387" calcext:value-type="float">
            <text:p><text:s text:c="3"/>387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75" calcext:value-type="float">
            <text:p><text:s text:c="3"/>37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2]+[.E72]+[.F72]" office:value-type="float" office:value="339" calcext:value-type="float">
            <text:p><text:s text:c="3"/>339</text:p>
          </table:table-cell>
          <table:table-cell table:style-name="ce72" office:value-type="float" office:value="319" calcext:value-type="float">
            <text:p><text:s text:c="3"/>319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318" calcext:value-type="float">
            <text:p><text:s text:c="3"/>318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3]+[.E73]+[.F73]" office:value-type="float" office:value="199" calcext:value-type="float">
            <text:p><text:s text:c="3"/>199</text:p>
          </table:table-cell>
          <table:table-cell table:style-name="ce118" office:value-type="float" office:value="185" calcext:value-type="float">
            <text:p><text:s text:c="3"/>18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4]+[.E74]+[.F74]" office:value-type="float" office:value="105" calcext:value-type="float">
            <text:p><text:s text:c="3"/>105</text:p>
          </table:table-cell>
          <table:table-cell table:style-name="ce71" office:value-type="float" office:value="101" calcext:value-type="float">
            <text:p><text:s text:c="3"/>10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5]+[.E75]+[.F75]" office:value-type="float" office:value="94" calcext:value-type="float">
            <text:p><text:s text:c="3"/>94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90" calcext:value-type="float">
            <text:p><text:s text:c="3"/>9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6]+[.E76]+[.F76]" office:value-type="float" office:value="468" calcext:value-type="float">
            <text:p><text:s text:c="3"/>468</text:p>
          </table:table-cell>
          <table:table-cell table:style-name="ce118" office:value-type="float" office:value="448" calcext:value-type="float">
            <text:p><text:s text:c="3"/>448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29" calcext:value-type="float">
            <text:p><text:s text:c="3"/>429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7]+[.E77]+[.F77]" office:value-type="float" office:value="252" calcext:value-type="float">
            <text:p><text:s text:c="3"/>252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8]+[.E78]+[.F78]" office:value-type="float" office:value="216" calcext:value-type="float">
            <text:p><text:s text:c="3"/>216</text:p>
          </table:table-cell>
          <table:table-cell table:style-name="ce72" office:value-type="float" office:value="207" calcext:value-type="float">
            <text:p><text:s text:c="3"/>207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03" calcext:value-type="float">
            <text:p><text:s text:c="3"/>203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750" calcext:value-type="float">
            <text:p><text:s text:c="3"/>1,750</text:p>
          </table:table-cell>
          <table:table-cell table:style-name="ce63" office:value-type="float" office:value="1688" calcext:value-type="float">
            <text:p><text:s text:c="3"/>1,688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628" calcext:value-type="float">
            <text:p><text:s text:c="3"/>1,628</text:p>
          </table:table-cell>
          <table:table-cell table:style-name="ce63" office:value-type="float" office:value="70" calcext:value-type="float">
            <text:p><text:s text:c="3"/>70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0]+[.E80]+[.F80]" office:value-type="float" office:value="902" calcext:value-type="float">
            <text:p><text:s text:c="3"/>902</text:p>
          </table:table-cell>
          <table:table-cell table:style-name="ce116" office:value-type="float" office:value="870" calcext:value-type="float">
            <text:p><text:s text:c="3"/>870</text:p>
          </table:table-cell>
          <table:table-cell table:style-name="ce116" office:value-type="float" office:value="32" calcext:value-type="float">
            <text:p><text:s text:c="3"/>32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844" calcext:value-type="float">
            <text:p><text:s text:c="3"/>844</text:p>
          </table:table-cell>
          <table:table-cell table:style-name="ce116" office:value-type="float" office:value="33" calcext:value-type="float">
            <text:p><text:s text:c="3"/>33</text:p>
          </table:table-cell>
          <table:table-cell table:style-name="ce123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7" table:formula="of:=[.D81]+[.E81]+[.F81]" office:value-type="float" office:value="848" calcext:value-type="float">
            <text:p><text:s text:c="3"/>848</text:p>
          </table:table-cell>
          <table:table-cell table:style-name="ce117" office:value-type="float" office:value="818" calcext:value-type="float">
            <text:p><text:s text:c="3"/>818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17" office:value-type="float" office:value="0" calcext:value-type="float">
            <text:p>—</text:p>
          </table:table-cell>
          <table:table-cell table:style-name="ce49" office:value-type="float" office:value="784" calcext:value-type="float">
            <text:p><text:s text:c="3"/>784</text:p>
          </table:table-cell>
          <table:table-cell table:style-name="ce117" office:value-type="float" office:value="37" calcext:value-type="float">
            <text:p><text:s text:c="3"/>37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915" calcext:value-type="float">
            <text:p><text:s text:c="3"/>915</text:p>
          </table:table-cell>
          <table:table-cell table:style-name="ce63" office:value-type="float" office:value="869" calcext:value-type="float">
            <text:p><text:s text:c="3"/>869</text:p>
          </table:table-cell>
          <table:table-cell table:style-name="ce116" office:value-type="float" office:value="46" calcext:value-type="float">
            <text:p><text:s text:c="3"/>46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833" calcext:value-type="float">
            <text:p><text:s text:c="3"/>833</text:p>
          </table:table-cell>
          <table:table-cell table:style-name="ce63" office:value-type="float" office:value="46" calcext:value-type="float">
            <text:p><text:s text:c="3"/>46</text:p>
          </table:table-cell>
          <table:table-cell table:style-name="ce122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3]+[.E83]+[.F83]" office:value-type="float" office:value="487" calcext:value-type="float">
            <text:p><text:s text:c="3"/>487</text:p>
          </table:table-cell>
          <table:table-cell table:style-name="ce116" office:value-type="float" office:value="462" calcext:value-type="float">
            <text:p><text:s text:c="3"/>462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439" calcext:value-type="float">
            <text:p><text:s text:c="3"/>439</text:p>
          </table:table-cell>
          <table:table-cell table:style-name="ce116" office:value-type="float" office:value="30" calcext:value-type="float">
            <text:p><text:s text:c="3"/>30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7" table:formula="of:=[.D84]+[.E84]+[.F84]" office:value-type="float" office:value="428" calcext:value-type="float">
            <text:p><text:s text:c="3"/>428</text:p>
          </table:table-cell>
          <table:table-cell table:style-name="ce117" office:value-type="float" office:value="407" calcext:value-type="float">
            <text:p><text:s text:c="3"/>407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117" office:value-type="float" office:value="16" calcext:value-type="float">
            <text:p><text:s text:c="3"/>16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78" calcext:value-type="float">
            <text:p><text:s text:c="3"/>78</text:p>
          </table:table-cell>
          <table:table-cell table:style-name="ce63" office:value-type="float" office:value="78" calcext:value-type="float">
            <text:p><text:s text:c="3"/>78</text:p>
          </table:table-cell>
          <table:table-cell table:style-name="ce116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63" office:value-type="float" office:value="9" calcext:value-type="float">
            <text:p><text:s text:c="3"/>9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6]+[.E86]+[.F86]" office:value-type="float" office:value="36" calcext:value-type="float">
            <text:p><text:s text:c="3"/>36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117" table:formula="of:=[.D87]+[.E87]+[.F87]" office:value-type="float" office:value="42" calcext:value-type="float">
            <text:p><text:s text:c="3"/>42</text:p>
          </table:table-cell>
          <table:table-cell table:style-name="ce117" office:value-type="float" office:value="42" calcext:value-type="float">
            <text:p><text:s text:c="3"/>42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88]+[.E88]+[.F88]" office:value-type="float" office:value="70" calcext:value-type="float">
            <text:p><text:s text:c="3"/>70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style-name="ce7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0" calcext:value-type="float">
            <text:p><text:s text:c="3"/>60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89]+[.E89]+[.F89]" office:value-type="float" office:value="34" calcext:value-type="float">
            <text:p><text:s text:c="3"/>34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0]+[.E90]+[.F90]" office:value-type="float" office:value="36" calcext:value-type="float">
            <text:p><text:s text:c="3"/>36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91]+[.E91]+[.F91]" office:value-type="float" office:value="8" calcext:value-type="float">
            <text:p><text:s text:c="3"/>8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7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92]+[.E92]+[.F92]" office:value-type="float" office:value="2" calcext:value-type="float">
            <text:p><text:s text:c="3"/>2</text:p>
          </table:table-cell>
          <table:table-cell table:style-name="ce71" office:value-type="float" office:value="2" calcext:value-type="float">
            <text:p><text:s text:c="3"/>2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3]+[.E93]+[.F93]" office:value-type="float" office:value="6" calcext:value-type="float">
            <text:p><text:s text:c="3"/>6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0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3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25"/>
          <table:table-cell table:number-columns-repeated="1015"/>
        </table:table-row>
        <table:table-row table:style-name="ro9">
          <table:table-cell table:number-columns-repeated="2"/>
          <table:table-cell table:style-name="ce119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3-06T11:26:47</meta:creation-date>
    <dc:creator>MOI</dc:creator>
    <dc:date>2008-03-06T11:27:15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